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4b17" style:font-style-asian="italic" style:font-style-complex="italic"/>
    </style:style>
    <style:style style:name="T4" style:family="text">
      <style:text-properties officeooo:rsid="00044b17"/>
    </style:style>
    <style:style style:name="T5" style:family="text">
      <style:text-properties officeooo:rsid="0004f7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2C</text:p>
      <text:p text:style-name="Standard"/>
      <text:p text:style-name="Standard">This module manages I2C type communications (<text:span text:style-name="T5">a</text:span>lthough the I2C module of ConfigurableFirmata does not yet support 10-bit communications over this bus, although it has been prepared for when they are available). Currently only one I2C instance per Tboard is allowed.</text:p>
      <text:p text:style-name="Standard"/>
      <text:p text:style-name="Standard">The main properties are:</text:p>
      <text:p text:style-name="Standard"><text:span text:style-name="T1">Board</text:span>: Instance of the board to which it belongs.</text:p>
      <text:p text:style-name="Standard"><text:span text:style-name="T1">Delay</text:span>: optional delay after <text:span text:style-name="T4">some operations</text:span>.</text:p>
      <text:p text:style-name="Standard"><text:span text:style-name="T1">SDApin and SCLpin</text:span>: they are <text:span text:style-name="T4">especific pins for each device, on </text:span><text:span text:style-name="T3">Arduino Uno</text:span><text:span text:style-name="T4"> are pin 18(A4) and 19 (A5), on the </text:span><text:span text:style-name="T3">esp8266</text:span><text:span text:style-name="T4"> are pins 4 and 5.</text:span></text:p>
      <text:p text:style-name="Standard"/>
      <text:p text:style-name="Standard"><text:span text:style-name="T2">SDApin and SCLpin</text:span> are checked if the pins are in use only when trying to activate the corresponding instance, showing an error if it were the case.</text:p>
      <text:p text:style-name="Standard"/>
      <text:p text:style-name="Standard">Important events:</text:p>
      <text:p text:style-name="Standard"><text:span text:style-name="T1">OnI2CData</text:span>: reports the requested data to a device.</text:p>
      <text:p text:style-name="Standard"/>
      <text:p text:style-name="Standard"><text:span text:style-name="T1">OnEnabled</text:span> event <text:span text:style-name="T5">is</text:span> executed after activating the instance and <text:span text:style-name="T1">OnDisabled</text:span> after deactivating.</text:p>
      <text:p text:style-name="Standard"/>
      <text:p text:style-name="Standard">The most important functions:</text:p>
      <text:p text:style-name="Standard"><text:span text:style-name="T1">Read</text:span>: it sends a read request, due to the size of the buffer of the I2C functions and the limitation of the size of data to be sent, there can only be a maximum of about 28 bytes in each call. <text:span text:style-name="T1">RandomRead</text:span>: sends a read request on a certain address, same limitation as <text:span text:style-name="T2">Read</text:span>. <text:span text:style-name="T1">ReadContinuously</text:span>: Read a record continuously.</text:p>
      <text:p text:style-name="Standard"><text:span text:style-name="T1">StopReading</text:span>: Stop the continuous reading.</text:p>
      <text:p text:style-name="Standard"><text:span text:style-name="T1">WriteData</text:span>: write data on the bus, the maximum amount is limited as in the <text:span text:style-name="T2">Read</text:span> function.</text:p>
      <text:p text:style-name="Standard"/>
      <text:p text:style-name="Standard">Once an instance has been deactivated, it is checked if it has <text:span text:style-name="T2">ReadContinuously</text:span> active events and if this is the case it stops the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3T10:54:42.08</meta:creation-date>
    <dc:date>2023-01-14T18:45:12.318000000</dc:date>
    <meta:editing-duration>PT15M19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5" meta:word-count="244" meta:character-count="1435" meta:non-whitespace-character-count="1205"/>
  </office:meta>
</office:document-meta>
</file>